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WithBeanSkipped.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verCondition.matches( ConditionContext context , AnnotatedTypeMetadata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WithConditionTests.metaCondi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urationClassWithConditionTests.noConditionOnOverriddenMethodHono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urationClassWithConditionTests.nonConfigurati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WithAlternativeBeans.baz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arNotCreated.registerBeanDefinitions( AnnotationMetadata importingClassMetadata ,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ThreeConfiguration.bea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BeanOneCondition.matches( ConditionContext context , AnnotatedTypeMetadata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WithConditionTests.importsNot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tionClassWithConditionTests.configWithAlternative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lwaysCondition.matches( ConditionContext context , AnnotatedTypeMetadata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WithConditionTests.conditionalOnBean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WithBeanReactivated.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WithConditionTests.conditionalOnMissingBean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TwoConfiguration.bea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ConfigurationClass.bean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BeanOneCondition.matches( ConditionContext context , AnnotatedTypeMetadata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WithConditionTests.methodCondi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urationClassWithConditionTests.methodConditionalWith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portSelectorNotCreated.selectImports( AnnotationMetadata importingClass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WithConditionTests.metaConditionalWith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WithBeanActive.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WithConditionTests.conditionalOnBean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sBeanOneCondition.getConfiguration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AlternativeBeans.baz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WithMetaCondition.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OneConfiguration.bean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WithConditionTests.conditionalOnMissingBean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ClassWithConditionTests.nonConfigurationClassWith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aConditionalFilter.matches( ConditionContext context , AnnotatedTypeMetadata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tionClassWithConditionTests.conditionOnOverriddenMethodHono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ditionOnMethodConfiguration.bean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